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"/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style:font-size-asian="10.5pt" style:font-weight-asian="normal" style:font-name-complex="Droid Sans Mono"/>
    </style:style>
    <style:style style:name="P2" style:family="paragraph" style:parent-style-name="Standard" style:master-page-name="Standard">
      <style:paragraph-properties style:line-height-at-least="0.198in" fo:text-align="start" style:justify-single-word="false" style:page-number="auto" style:writing-mode="lr-tb"/>
      <style:text-properties fo:color="#000000" style:font-name="Droid Sans Mono" fo:font-size="10.5pt" fo:font-weight="normal" style:font-size-asian="10.5pt" style:font-weight-asian="normal" style:font-name-complex="Droid Sans Mono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style:font-size-asian="10.5pt" style:font-weight-asian="normal" style:font-name-complex="Droid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E,TWO,THREE,FOUR,FIVE,SIX,SEVEN,EIGHT,NINE,TEN,</text:p>
      <text:p text:style-name="P3">ELEVEN, TWELVE,THIRTEEN,FOURTEEN,FIFTEEN,SIXTEEN,SEVENTEEN,EIGHTEEN, NINETEEN,TWENTY,TWENTY-ONE,TWENTY-TWO,TWENTY-THREE,TWENTY-FOUR,TWENTY-FIVE,TWENTY-SIX,TWENTY-SEVEN,TWENTY-EIGHT, TWENTY-NINE,THIRTY,THIRTY-ONE, THIRTY-TWO, THIRTY-THREE, THIRTY-FOUR, THIRTY-FIVE, THIRTY-SIX,THIRTY-SEVEN,THIRTY-EIGHT,'THIRTY-NINE,FORTY, FORTY-ONE, FORTY-TWO, FORTY-THREE, FORTY-FOUR, FORTY-FIVE, FORTY-SIX, FORTY-SEVEN, FORTY-EIGHT, FORTY-NINE,FIFTY, FIFTY-ONE, FIFTY-TWO, FIFTY-THREE, FIFTY-FOUR, FIFTY-FIVE, FIFTY-SIX, FIFTY-SEVEN, FIFTY-EIGHT, FIFTY-NINE,SIXTY, SIXTY-ONE, SIXTY-TWO, SIXTY-THREE, SIXTY-FOUR, SIXTY-FIVE, SIXTY-SIX, SIXTY-SEVEN, SIXTY-EIGHT, SIXTY-NINE,SEVENTY, SEVENTY-ONE, SEVENTY-TWO, SEVENTY-THREE, SEVENTY-FOUR, SEVENTY-FIVE, SEVENTY-SIX, SEVENTY-SEVEN, SEVENTY-EIGHT, SEVENTY-NINE,EIGHTY, EIGHTY-ONE, EIGHTY-TWO, EIGHTY-THREE, EIGHTY-FOUR, EIGHTY-FIVE, EIGHTY-SIX, EIGHTY-SEVEN, EIGHTY-EIGHT, EIGHTY-NINE,NINETY, NINETY-ONE, NINETY-TWO, NINETY-THREE, NINETY-FOUR, NINETY-FIVE, NINETY-SIX, NINETY-SEVEN, NINETY-EIGHT, NINETY-NINE,ONE-HUNDRE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"/>
    <style:font-face style:name="Lohit Devanagari2" svg:font-family="'Lohit Devanagari'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11:56:08.768009100</meta:creation-date>
    <dc:date>2023-12-25T12:28:28.244015618</dc:date>
    <meta:editing-cycles>6</meta:editing-cycles>
    <meta:editing-duration>PT17M24S</meta:editing-duration>
    <meta:generator>LibreOffice/6.4.7.2$Linux_X86_64 LibreOffice_project/40$Build-2</meta:generator>
    <meta:document-statistic meta:table-count="0" meta:image-count="0" meta:object-count="0" meta:page-count="1" meta:paragraph-count="2" meta:word-count="64" meta:character-count="1099" meta:non-whitespace-character-count="1037"/>
  </office:meta>
</office:document-meta>
</file>